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93F0000018900000189D569E708A04B56AC.svg" manifest:media-type="image/svg+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Nimbus Sans L" svg:font-family="'Nimbus Sans L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P6" style:family="paragraph">
      <style:paragraph-properties fo:text-align="start" style:writing-mode="lr-tb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28pt" fo:letter-spacing="normal" fo:language="es" fo:country="ES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3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4" style:family="text">
      <style:text-properties fo:color="#121867" style:font-name="Lato" fo:font-size="20pt" fo:language="es" fo:country="ES" style:letter-kerning="true" style:font-name-asian="Lato" style:font-size-asian="20pt" style:font-name-complex="Lato" style:font-size-complex="20pt"/>
    </style:style>
    <style:style style:name="T5" style:family="text">
      <style:text-properties fo:color="#121867" style:font-name="Courier 10 Pitch1" fo:font-size="20pt" fo:language="es" fo:country="ES" style:letter-kerning="true" style:font-name-asian="Lato" style:font-size-asian="20pt" style:font-name-complex="Lato" style:font-size-complex="20pt"/>
    </style:style>
    <style:style style:name="T6" style:family="text">
      <style:text-properties fo:color="#121867" style:font-name="Nimbus Sans L" fo:font-size="20pt" fo:language="es" fo:country="ES" style:letter-kerning="true" style:font-name-asian="Lato" style:font-size-asian="20pt" style:font-name-complex="Lato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93F0000018900000189D569E708A04B56AC.svg" xlink:type="simple" xlink:show="embed" xlink:actuate="onLoad">
        <style:list-level-properties text:min-label-width="0.6cm" style:vertical-pos="middle" style:vertical-rel="line" fo:width="0.393cm" fo:height="0.393cm"/>
      </text:list-level-style-image>
      <text:list-level-style-image text:level="2" xlink:href="Pictures/1000093F0000018900000189D569E708A04B56AC.svg" xlink:type="simple" xlink:show="embed" xlink:actuate="onLoad">
        <style:list-level-properties text:space-before="0.6cm" text:min-label-width="0.6cm" style:vertical-pos="middle" style:vertical-rel="line" fo:width="0.393cm" fo:height="0.393cm"/>
      </text:list-level-style-image>
      <text:list-level-style-image text:level="3" xlink:href="Pictures/1000093F0000018900000189D569E708A04B56AC.svg" xlink:type="simple" xlink:show="embed" xlink:actuate="onLoad">
        <style:list-level-properties text:space-before="1.2cm" text:min-label-width="0.6cm" style:vertical-pos="middle" style:vertical-rel="line" fo:width="0.393cm" fo:height="0.393cm"/>
      </text:list-level-style-image>
      <text:list-level-style-image text:level="4" xlink:href="Pictures/1000093F0000018900000189D569E708A04B56AC.svg" xlink:type="simple" xlink:show="embed" xlink:actuate="onLoad">
        <style:list-level-properties text:space-before="1.8cm" text:min-label-width="0.6cm" style:vertical-pos="middle" style:vertical-rel="line" fo:width="0.393cm" fo:height="0.393cm"/>
      </text:list-level-style-image>
      <text:list-level-style-image text:level="5" xlink:href="Pictures/1000093F0000018900000189D569E708A04B56AC.svg" xlink:type="simple" xlink:show="embed" xlink:actuate="onLoad">
        <style:list-level-properties text:space-before="2.4cm" text:min-label-width="0.6cm" style:vertical-pos="middle" style:vertical-rel="line" fo:width="0.393cm" fo:height="0.393cm"/>
      </text:list-level-style-image>
      <text:list-level-style-image text:level="6" xlink:href="Pictures/1000093F0000018900000189D569E708A04B56AC.svg" xlink:type="simple" xlink:show="embed" xlink:actuate="onLoad">
        <style:list-level-properties text:space-before="3cm" text:min-label-width="0.6cm" style:vertical-pos="middle" style:vertical-rel="line" fo:width="0.393cm" fo:height="0.393cm"/>
      </text:list-level-style-image>
      <text:list-level-style-image text:level="7" xlink:href="Pictures/1000093F0000018900000189D569E708A04B56AC.svg" xlink:type="simple" xlink:show="embed" xlink:actuate="onLoad">
        <style:list-level-properties text:space-before="3.6cm" text:min-label-width="0.6cm" style:vertical-pos="middle" style:vertical-rel="line" fo:width="0.393cm" fo:height="0.393cm"/>
      </text:list-level-style-image>
      <text:list-level-style-image text:level="8" xlink:href="Pictures/1000093F0000018900000189D569E708A04B56AC.svg" xlink:type="simple" xlink:show="embed" xlink:actuate="onLoad">
        <style:list-level-properties text:space-before="4.2cm" text:min-label-width="0.6cm" style:vertical-pos="middle" style:vertical-rel="line" fo:width="0.393cm" fo:height="0.393cm"/>
      </text:list-level-style-image>
      <text:list-level-style-image text:level="9" xlink:href="Pictures/1000093F0000018900000189D569E708A04B56AC.svg" xlink:type="simple" xlink:show="embed" xlink:actuate="onLoad">
        <style:list-level-properties text:space-before="4.8cm" text:min-label-width="0.6cm" style:vertical-pos="middle" style:vertical-rel="line" fo:width="0.393cm" fo:height="0.393cm"/>
      </text:list-level-style-image>
      <text:list-level-style-image text:level="10" xlink:href="Pictures/1000093F0000018900000189D569E708A04B56AC.svg" xlink:type="simple" xlink:show="embed" xlink:actuate="onLoad">
        <style:list-level-properties text:space-before="5.4cm" text:min-label-width="0.6cm" style:vertical-pos="middle" style:vertical-rel="line" fo:width="0.393cm" fo:height="0.393cm"/>
      </text:list-level-style-image>
    </text:list-style>
    <text:list-style style:name="L4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draw:name="Shape 65" presentation:style-name="pr1" draw:text-style-name="P2" draw:layer="layout" svg:width="14.199cm" svg:height="3.282cm" svg:x="1.801cm" svg:y="8.822cm" presentation:class="title" presentation:user-transformed="true">
          <draw:text-box>
            <text:p text:style-name="P1"><text:span text:style-name="T1">APACHE 2.4</text:span><text:span text:style-name="T1"><text:line-break/></text:span><text:span text:style-name="T2">.htaccess</text:span></text:p>
          </draw:text-box>
        </draw:frame>
        <presentation:notes draw:style-name="dp2">
          <draw:page-thumbnail draw:name="Shape 62" draw:style-name="gr1" draw:layer="layout" svg:width="11.566cm" svg:height="8.176cm" svg:x="3.741cm" svg:y="2.138cm" draw:page-number="1" presentation:class="page"/>
          <draw:frame draw:name="Shape 6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3">.htaccess</text:span></text:p>
          </draw:text-box>
        </draw:frame>
        <draw:frame draw:name="Shape 91" draw:style-name="gr2" draw:text-style-name="P5" draw:layer="layout" svg:width="14.788cm" svg:height="9.032cm" svg:x="2.328cm" svg:y="4.18cm">
          <draw:text-box>
            <text:p/>
          </draw:text-box>
        </draw:frame>
        <draw:frame draw:name="Shape 91" draw:style-name="gr3" draw:text-style-name="P5" draw:layer="layout" svg:width="21.272cm" svg:height="11.552cm" svg:x="2.328cm" svg:y="4.18cm">
          <draw:text-box>
            <text:p text:style-name="P6"><text:span text:style-name="T4">Directiva: </text:span><text:span text:style-name="T5">AllowOverride</text:span></text:p>
            <text:list text:style-name="L2">
              <text:list-header>
                <text:p text:style-name="P6"><text:span text:style-name="T6"/></text:p>
              </text:list-header>
              <text:list-item>
                <text:p text:style-name="P6"><text:span text:style-name="T5"/></text:p>
              </text:list-item>
              <text:list-item>
                <text:p text:style-name="P6"><text:span text:style-name="T5"><text:s text:c="4"/></text:span><text:span text:style-name="T5">All</text:span></text:p>
              </text:list-item>
              <text:list-item>
                <text:p text:style-name="P6"><text:span text:style-name="T5"><text:s text:c="4"/></text:span><text:span text:style-name="T5">None</text:span></text:p>
              </text:list-item>
              <text:list-item>
                <text:p text:style-name="P6"><text:span text:style-name="T5"><text:s text:c="4"/></text:span><text:span text:style-name="T5">AuthConfig</text:span></text:p>
              </text:list-item>
              <text:list-item>
                <text:p text:style-name="P6"><text:span text:style-name="T5"><text:s text:c="4"/></text:span><text:span text:style-name="T5">FileInfo</text:span></text:p>
              </text:list-item>
              <text:list-item>
                <text:p text:style-name="P6"><text:span text:style-name="T5"><text:s text:c="4"/></text:span><text:span text:style-name="T5">Indexes</text:span></text:p>
              </text:list-item>
              <text:list-item>
                <text:p text:style-name="P6"><text:span text:style-name="T5"><text:s text:c="4"/></text:span><text:span text:style-name="T5">Limit</text:span></text:p>
              </text:list-item>
              <text:list-item>
                <text:p text:style-name="P6"><text:span text:style-name="T5"/></text:p>
              </text:list-item>
            </text:list>
            <text:list text:style-name="L3">
              <text:list-header>
                <text:p text:style-name="P6"><text:span text:style-name="T4"/></text:p>
              </text:list-header>
            </text:list>
            <text:list text:style-name="L2">
              <text:list-header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2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Nimbus Sans L" svg:font-family="'Nimbus Sans L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svg:stroke-color="#ffffcc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5" draw:text-style-name="MP9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9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8.051cm" svg:height="0.985cm" svg:x="8.686cm" svg:y="13.01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8:10:02.573610792</dc:date>
    <meta:editing-duration>PT55M55S</meta:editing-duration>
    <meta:editing-cycles>11</meta:editing-cycles>
    <meta:document-statistic meta:object-count="60"/>
  </office:meta>
</office:document-meta>
</file>